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text-align="start"/>
    </style:style>
    <style:style style:name="P19" style:parent-style-name="Základnítext" style:family="paragraph">
      <style:paragraph-properties fo:text-align="start"/>
    </style:style>
    <style:style style:name="P20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P22" style:parent-style-name="Základnítext" style:family="paragraph"/>
    <style:style style:name="P23" style:parent-style-name="Základnítext" style:family="paragraph"/>
    <style:style style:name="P24" style:parent-style-name="Základnítext" style:family="paragraph"/>
    <style:style style:name="P25" style:parent-style-name="Základnítext" style:family="paragraph"/>
    <style:style style:name="P26" style:parent-style-name="Základnítext" style:family="paragraph"/>
    <style:style style:name="P27" style:parent-style-name="Základnítext" style:family="paragraph"/>
    <style:style style:name="P28" style:parent-style-name="Základnítext" style:family="paragraph"/>
    <style:style style:name="P29" style:parent-style-name="Základnítext" style:family="paragraph">
      <style:paragraph-properties fo:text-align="start"/>
    </style:style>
    <style:style style:name="P30" style:parent-style-name="Základnítext" style:family="paragraph">
      <style:paragraph-properties fo:text-align="start"/>
    </style:style>
    <style:style style:name="P31" style:parent-style-name="Základnítext" style:family="paragraph">
      <style:paragraph-properties fo:text-align="star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2"/>K106 9/2023</text:p>
            <text:p text:style-name="Normální">KVOP-8375/2023<text:bookmark-end text:name="Text2"/></text:p>
            <text:p text:style-name="Normální"><text:bookmark-start text:name="Text6"/>02. 03. 2023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ý pan</text:p>
            <text:p text:style-name="Normální"><text:bookmark-start text:name="Text9"/>Ing. M<text:bookmark-end text:name="Text9"/>. S.</text:p>
            <text:p text:style-name="Normální"/>
            <text:p text:style-name="Normální"/>
            <text:p text:style-name="Normální"/>
            <text:p text:style-name="P17">Do vlastních rukou</text:p>
            <text:p text:style-name="Normální"/>
            <text:p text:style-name="Normální"/>
          </table:table-cell>
        </table:table-row>
      </table:table>
      <text:h text:style-name="Nadpis1" text:outline-level="1">Sdělení</text:h>
      <text:h text:style-name="Nadpis1" text:outline-level="1">o<text:s/>vyřízení žádosti o informace</text:h>
      <text:h text:style-name="Nadpis1" text:outline-level="1">a o vydání rozhodnutí o částečném odmítnutí žádosti</text:h>
      <text:h text:style-name="Nadpis1" text:outline-level="1">podle zákona č. 106/1999 Sb., o svobodném přístupu k informacím</text:h>
      <text:p text:style-name="P18">Vážený pane inženýre,</text:p>
      <text:p text:style-name="P19">dne 21. února 2023 obdržela Kancelář veřejného ochránce práv Vaši žádost o informace. Žádáte o</text:p>
      <text:list text:style-name="LFO3_1" text:continue-numbering="true">
        <text:list-item>
          <text:p text:style-name="P20">informace ke spisu sp. zn. 473/2023/VOP,</text:p>
        </text:list-item>
        <text:list-item>
          <text:p text:style-name="P21">nahlédnutí do spisu sp. zn. 473/2023/VOP.</text:p>
        </text:list-item>
      </text:list>
      <text:h text:style-name="Nadpis2" text:outline-level="2">Dáváme Vám tyto informace:</text:h>
      <text:h text:style-name="Nadpis2" text:outline-level="2">K bodu č. 1</text:h>
      <text:p text:style-name="Základnítext">Ve věci evidované pod sp. zn. 473/2023/VOP zahájil veřejný ochránce práv šetření podle ustanovení § 14 zákona č. 349/1999 Sb.,<text:s/>o veřejném ochránci práv. V rámci šetření požádal Katastrální úřad pro Jihomoravský kraj o vyjádření. Nyní ochránce vyčkává na odpověď.<text:s/></text:p>
      <text:h text:style-name="Nadpis2" text:outline-level="2">K bodu č. 2</text:h>
      <text:p text:style-name="Základnítext"><text:span text:style-name="Silné">listiny vyhotovené pracovníkem KVOP:</text:span></text:p>
      <text:list text:style-name="LFO4" text:continue-numbering="true">
        <text:list-item>
          <text:p text:style-name="P22">návrh na zahájení šetření ze dne 15. února 2023, č. j. KVOP-6969/2023.</text:p>
        </text:list-item>
        <text:list-item>
          <text:p text:style-name="P23">vyrozumění stěžovatele ze dne 21. února 2023, č. j. KVOP-6972/2023</text:p>
        </text:list-item>
        <text:list-item>
          <text:p text:style-name="P24">výzva Katastrálnímu úřadu pro Jihomoravský kraj ze dne 21. února 2023, č. j. KVOP-6971/2023</text:p>
        </text:list-item>
      </text:list>
      <text:p text:style-name="Základnítext"><text:span text:style-name="Silné">přílohy doplnění stěžovatele:</text:span></text:p>
      <text:list text:style-name="LFO4" text:continue-numbering="true">
        <text:list-item>
          <text:p text:style-name="P25">Vrácení podání Katastrálního pracoviště Brno-venkov ze dne 9. ledna 2023, č. j. Z-41888/2022-703-21</text:p>
        </text:list-item>
        <text:list-item>
          <text:p text:style-name="P26">Sdělení Městského úřadu ze dne 24. ledna 2023, č. j. S-MUTI/3569/2023/OSŘ/Kr</text:p>
        </text:list-item>
        <text:list-item>
          <text:p text:style-name="P27">Sdělení Městského úřadu ze dne 26. ledna 2023, č. j. S-MUTI/5257/2022/OSŘ/Ma</text:p>
        </text:list-item>
        <text:list-item>
          <text:p text:style-name="P28">Vrácení podání – opakované Katastrálního pracoviště Brno-venkov ze dne 8. února 2023, č. j. Z-1606/2023-703-14</text:p>
        </text:list-item>
      </text:list>
      <text:p text:style-name="Základnítext"><text:span text:style-name="Silné">Uvedené</text:span><text:s/>dokumenty Vám zasíláme v příloze. Upozorňujeme, že v souladu s ustanovením § 8a odst. 1 zákona o svobodném přístupu k informacím jsme z písemností odstranili osobní údaje stěžovatelky a dalších osob. Jelikož jsme odstranili pouze osobní údaje v rozsahu jméno, příjmení, adresa, datum narození a e-mailová adresa nevydali jsme v souladu v souladu s ustanovením § 15 odst. 3 zákona o svobodném přístupu k informacím rozhodnutí o částečném odmítnutí žádosti.</text:p>
      <text:p text:style-name="Základnítext"><text:span text:style-name="Silné">Nemůž</text:span><text:span text:style-name="Silné">eme Vám však poskytnout samotný podnět a doplnění stěžovatele.</text:span><text:s/>Vysvětlení najdete v přiloženém rozhodnutí o částečném odmítnutí žádosti.</text:p>
      <text:p text:style-name="P29">S pozdravem</text:p>
      <text:p text:style-name="P30"/>
      <text:p text:style-name="P31"/>
      <text:p text:style-name="podpis">JUDr. Pavel Pořízek, Ph.D.</text:p>
      <text:p text:style-name="podpis">vedoucí Kanceláře veřejného ochránce práv</text:p>
      <text:p text:style-name="Příloha"/>
      <text:p text:style-name="Příloha"/>
      <text:p text:style-name="Příloha"/>
      <text:p text:style-name="Příloha">Přílohy</text:p>
      <text:p text:style-name="Normální">Rozhodnutí o částečném<text:s/>odmítnutí žádosti</text:p>
      <text:p text:style-name="Normální">návrh na zahájení šetření ze dne 15. února 2023, č. j. KVOP-6969/2023.</text:p>
      <text:p text:style-name="Normální">vyrozumění stěžovatele ze dne 21. února 2023, č. j. KVOP-6972/2023</text:p>
      <text:p text:style-name="Normální">výzva Katastrálnímu úřadu pro Jihomoravský kraj ze dne 21. února 2023, č. j. KVOP-6971/2023</text:p>
      <text:p text:style-name="Normální">Vrácení<text:s/>podání Katastrálního pracoviště Brno-venkov ze dne 9. ledna 2023, č. j. Z-41888/2022-703-21</text:p>
      <text:p text:style-name="Normální">Sdělení Městského úřadu ze dne 24. ledna 2023, č. j. S-MUTI/3569/2023/OSŘ/Kr</text:p>
      <text:p text:style-name="Normální">Sdělení Městského úřadu ze dne 26. ledna 2023, č. j. S-MUTI/5257/2022/OSŘ/Ma</text:p>
      <text:p text:style-name="Normální">Vrácení podání – opakované Katastrálního pracoviště Brno-venkov ze dne 8. února 2023, č. j. Z-1606/2023-703-14</text:p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style style:name="WW_CharLFO4LVL1" style:family="text">
      <style:text-properties style:font-name="Calibri" style:font-name-asian="Times New Roman"/>
    </style:style>
    <style:style style:name="WW_CharLFO4LVL2" style:family="text">
      <style:text-properties style:font-name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CICS*</text:span></text:p>
        <text:p text:style-name="P12"><text:span text:style-name="T13">KVOPX00DCICS</text:span>KVOPX00DCICS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4-20T09:00:00Z</meta:creation-date>
    <dc:date>2023-04-20T09:02:00Z</dc:date>
    <meta:print-date>2016-06-27T07:08:00Z</meta:print-date>
    <meta:template xlink:href="KVOP_dopis%20vedoucího" xlink:type="simple"/>
    <meta:editing-cycles>3</meta:editing-cycles>
    <meta:editing-duration>PT120S</meta:editing-duration>
    <meta:user-defined meta:name="ContentTypeId">0x010100D3A71DC738674B4893D02C4CA0E22FAC</meta:user-defined>
    <meta:document-statistic meta:page-count="2" meta:paragraph-count="5" meta:word-count="406" meta:character-count="2801" meta:row-count="20" meta:non-whitespace-character-count="2400"/>
  </office:meta>
</office:document-meta>
</file>